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3af" officeooo:paragraph-rsid="0011f3af"/>
    </style:style>
    <style:style style:name="T1" style:family="text">
      <style:text-properties officeooo:rsid="0011f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18july2019</text:span></text:p>
      <text:p text:style-name="Standard">//<text:span text:style-name="T1">change to lowercase</text:span></text:p>
      <text:p text:style-name="Standard">//<text:span text:style-name="T1">lowertext.c</text:span></text:p>
      <text:p text:style-name="Standard">#include &lt;stdlib.h&gt;</text:p>
      <text:p text:style-name="Standard">#include &lt;ctype.h&gt;</text:p>
      <text:p text:style-name="Standard">#include &lt;stdio.h&gt;</text:p>
      <text:p text:style-name="Standard">void main()</text:p>
      <text:p text:style-name="Standard">{</text:p>
      <text:p text:style-name="Standard">FILE *fil;</text:p>
      <text:p text:style-name="Standard">char name[20],ch,d;</text:p>
      <text:p text:style-name="Standard">//clrscr();</text:p>
      <text:p text:style-name="Standard">fil=fopen(name, "w");</text:p>
      <text:p text:style-name="Standard">printf("Enter the file : " );</text:p>
      <text:p text:style-name="Standard">scanf("%s" , name);</text:p>
      <text:p text:style-name="Standard">fil=fopen(name, "r");</text:p>
      <text:p text:style-name="Standard">if(fil==NULL)</text:p>
      <text:p text:style-name="Standard">{</text:p>
      <text:p text:style-name="Standard">printf("File can not open\n ");</text:p>
      <text:p text:style-name="Standard">exit(EXIT_FAILURE); </text:p>
      <text:p text:style-name="Standard">}</text:p>
      <text:p text:style-name="Standard">while(ch!=EOF)</text:p>
      <text:p text:style-name="Standard">{</text:p>
      <text:p text:style-name="Standard">d=tolower(ch);</text:p>
      <text:p text:style-name="Standard">printf("%c" , d);</text:p>
      <text:p text:style-name="Standard">ch=fgetc(fil);</text:p>
      <text:p text:style-name="Standard">}</text:p>
      <text:p text:style-name="Standard">fclose(fil);</text:p>
      <text:p text:style-name="Standard">return 0;</text:p>
      <text:p text:style-name="Standard"/>
      <text:p text:style-name="Standard">}</text:p>
      <text:p text:style-name="Standard"/>
      <text:p text:style-name="Standard"/>
      <text:p text:style-name="Standard">//<text:span text:style-name="T1">text.txt</text:span></text:p>
      <text:p text:style-name="Standard"/>
      <text:p text:style-name="Standard">ABCDEFGHIJKLMNOPQRSTUVWXYZ</text:p>
      <text:p text:style-name="Standard">BCDEFGHIJKLMNOPQRSTUVWXYZA</text:p>
      <text:p text:style-name="Standard">CDEFGHIJKLMNOPQRSTUVWXYZAB</text:p>
      <text:p text:style-name="Standard">DEFGHIJKLMNOPQRSTUVWXYZABC</text:p>
      <text:p text:style-name="Standard"/>
      <text:p text:style-name="Standard"/>
      <text:p text:style-name="Standard">OPERATING SYSTEM AND NETWORKS</text:p>
      <text:p text:style-name="Standard"/>
      <text:p text:style-name="Standard"/>
      <text:p text:style-name="Standard"/>
      <text:p text:style-name="Standard"/>
      <text:p text:style-name="Standard"/>
      <text:p text:style-name="P1">o/p :-</text:p>
      <text:p text:style-name="P1"/>
      <text:p text:style-name="P1">nano lowertext.c</text:p>
      <text:p text:style-name="P1"><text:soft-page-break/>mscit8@mscit8-H61H2-I3:~/geet$ gcc lowertext.c -o lowertext</text:p>
      <text:p text:style-name="P1">mscit8@mscit8-H61H2-I3:~/geet$ ./lowertext</text:p>
      <text:p text:style-name="P1">Enter the file : text.txt</text:p>
      <text:p text:style-name="P1">abcdefghijklmnopqrstuvwxyz</text:p>
      <text:p text:style-name="P1">bcdefghijklmnopqrstuvwxyza</text:p>
      <text:p text:style-name="P1">cdefghijklmnopqrstuvwxyzab</text:p>
      <text:p text:style-name="P1">defghijklmnopqrstuvwxyzabc</text:p>
      <text:p text:style-name="P1"/>
      <text:p text:style-name="P1"/>
      <text:p text:style-name="P1">operating system and networks</text:p>
      <text:p text:style-name="P1"/>
      <text:p text:style-name="P1"/>
      <text:p text:style-name="P1"/>
      <text:p text:style-name="P1">mscit8@mscit8-H61H2-I3:~/gee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5.1$Linux_X86_64 LibreOffice_project/40m0$Build-1</meta:generator>
    <meta:editing-cycles>0</meta:editing-cycles>
    <meta:editing-duration>P0D</meta:editing-duration>
    <meta:document-statistic meta:table-count="0" meta:image-count="0" meta:object-count="0" meta:page-count="2" meta:paragraph-count="46" meta:word-count="87" meta:character-count="847" meta:non-whitespace-character-count="804"/>
  </office:meta>
</office:document-meta>
</file>